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BRONZE SERIES 6 BLACK OAK</text:span></text:p>
      <text:p text:style-name="Text_20_body">From the towering Bronze 6, the most complete new Bronze speaker, music and home theatre lovers can appreciate the full-range flavour of our forty year design heritage.</text:p>
      <text:p text:style-name="Standard"/>
      <text:p text:style-name="Standard"/>
      <text:p text:style-name="Standard"/>
      <text:p text:style-name="Standard"/>
      <text:p text:style-name="Text_20_body">Its deceptively compact cabinet supports two 6 1/2” C-CAM bass drivers operating in tandem with a further 6 1/2” mid-range unit housed in a dedicated chamber.</text:p>
      <text:p text:style-name="Text_20_body">In this way matching drivers tuned for different roles are able to develop a wonderfully uniform, tonally consistent sound-field involving seismic low bass and richly coherent mid-range detail, which rises in frequency to meet the illuminating resolution of our fabulous Bronze C-CAM tweeter.</text:p>
      <text:p text:style-name="Text_20_body">Here is new Bronze in tooth and claw, alive to its ambitious audiophile design precedents and equipped with a compelling mix of accuracy, scale and dynamics for the highest value music and home theatre audio.</text:p>
      <text:p text:style-name="Text_20_body"><text:span text:style-name="Strong_20_Emphasis">Features</text:span></text:p>
      <text:list xml:id="list207642617827559388" text:style-name="L1">
        <text:list-item>
          <text:p text:style-name="P3">New C-CAM® gold dome tweeter </text:p>
        </text:list-item>
        <text:list-item>
          <text:p text:style-name="P3">Optimised 6 1/2” mid-range driver featuring concave ‘dished’ C-CAM® cone profile </text:p>
        </text:list-item>
        <text:list-item>
          <text:p text:style-name="P3">Dual 6 1/2” bass drivers featuring concave ‘dished’ C-CAM® cone profile </text:p>
        </text:list-item>
        <text:list-item>
          <text:p text:style-name="P3">Two and a half way configuration with differentially tuned acoustic system - higher efficiency and improved low frequency extension </text:p>
        </text:list-item>
        <text:list-item>
          <text:p text:style-name="P3">HiVe® port technology </text:p>
        </text:list-item>
        <text:list-item>
          <text:p text:style-name="P3">All drivers feature single bolt-through driver systems, for increased overall bracing, rigidity and driver/baffle de-coupling </text:p>
        </text:list-item>
        <text:list-item>
          <text:p text:style-name="P3">High quality crossovers with premium grade Polypropylene film capacitors used throughout </text:p>
        </text:list-item>
        <text:list-item>
          <text:p text:style-name="P3">Rigid 18mm MDF construction throughout, employing radial and cross-bracing techniques for high rigidity resulting in low cabinet coloration </text:p>
        </text:list-item>
        <text:list-item>
          <text:p text:style-name="P3">Floor-level terminal panel for easy termination and neat cable access. Bi-wire/ Bi-amp terminal configuration </text:p>
        </text:list-item>
        <text:list-item>
          <text:p text:style-name="P1">Premium quality vinyl veneer finishes </text:p>
        </text:list-item>
      </text:list>
      <text:p text:style-name="Text_20_body"><text:span text:style-name="Strong_20_Emphasis">Specification</text:span></text:p>
      <text:list xml:id="list5078836882412200844" text:style-name="L2">
        <text:list-item>
          <text:p text:style-name="P4">System Format: 2 1/2 Way </text:p>
        </text:list-item>
        <text:list-item>
          <text:p text:style-name="P4">Frequency Response: 34Hz - 30kHz </text:p>
        </text:list-item>
        <text:list-item>
          <text:p text:style-name="P4">Sensitivity (1W@1M): 90dB </text:p>
        </text:list-item>
        <text:list-item>
          <text:p text:style-name="P4">Nominal Impedance: 8Ω </text:p>
        </text:list-item>
        <text:list-item>
          <text:p text:style-name="P4">Maximum SPL: 114.8dBA (pair) </text:p>
        </text:list-item>
        <text:list-item>
          <text:p text:style-name="P4">Power Handling (RMS): 150W </text:p>
        </text:list-item>
        <text:list-item>
          <text:p text:style-name="P4">Recommended Amplifier Requirements: 40-150W </text:p>
        </text:list-item>
        <text:list-item>
          <text:p text:style-name="P4">Cabinet Design: </text:p>
          <text:list>
            <text:list-item>
              <text:p text:style-name="P4">Bass section - Front/rear bass reflex with HiVe®II Port technology. </text:p>
            </text:list-item>
            <text:list-item>
              <text:p text:style-name="P4">Sealed mid-range enclosure. </text:p>
            </text:list-item>
          </text:list>
        </text:list-item>
        <text:list-item>
          <text:p text:style-name="P4">Crossover Frequency: </text:p>
          <text:list>
            <text:list-item>
              <text:p text:style-name="P4">LF: -6dB @ 150Hz </text:p>
            </text:list-item>
            <text:list-item>
              <text:p text:style-name="P4">MF/HF: 2.5kHz </text:p>
            </text:list-item>
          </text:list>
        </text:list-item>
        <text:list-item>
          <text:p text:style-name="P4">Drive Unit Complement </text:p>
          <text:list>
            <text:list-item>
              <text:p text:style-name="P4">2 x 6 1/2" C-CAM® bass </text:p>
            </text:list-item>
            <text:list-item>
              <text:p text:style-name="P4"><text:soft-page-break/>1 x 6 1/2" C-CAM® bass mid-range driver </text:p>
            </text:list-item>
            <text:list-item>
              <text:p text:style-name="P4">1 x 25 mm gold dome C-CAM® tweeter </text:p>
            </text:list-item>
          </text:list>
        </text:list-item>
        <text:list-item>
          <text:p text:style-name="P4">Cabinet Dimensions (H x W x D): 985 x 185 x 315 mm </text:p>
        </text:list-item>
        <text:list-item>
          <text:p text:style-name="P4">Dimensions (Including Grille, Terminals, Plinths &amp; Spikes (H x W x D)): 1033 x 235 x 350 mm </text:p>
        </text:list-item>
        <text:list-item>
          <text:p text:style-name="P2">Weight (each): 16.6kg (36lbs 8oz)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3</meta:editing-cycles>
    <meta:generator>OpenOffice/4.1.1$Win32 OpenOffice.org_project/411m6$Build-9775</meta:generator>
    <dc:date>2018-01-29T21:33:19.40</dc:date>
    <meta:document-statistic meta:table-count="0" meta:image-count="0" meta:object-count="0" meta:page-count="2" meta:paragraph-count="37" meta:word-count="392" meta:character-count="2408"/>
    <dc:creator>Marti </dc:creator>
    <meta:user-defined meta:name="Info 1"/>
    <meta:user-defined meta:name="Info 2"/>
    <meta:user-defined meta:name="Info 3"/>
    <meta:user-defined meta:name="Info 4"/>
  </office:meta>
</office:document-meta>
</file>